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" svg:font-family="'Noto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579cm" style:rel-column-width="13796*"/>
    </style:style>
    <style:style style:name="Таблица1.B" style:family="table-column">
      <style:table-column-properties style:column-width="5.713cm" style:rel-column-width="22026*"/>
    </style:style>
    <style:style style:name="Таблица1.C" style:family="table-column">
      <style:table-column-properties style:column-width="7.708cm" style:rel-column-width="2971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11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Noto Serif" fo:font-size="20pt" fo:font-weight="bold" officeooo:rsid="00130f37" officeooo:paragraph-rsid="00130f3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erif" fo:font-size="10pt" fo:font-weight="normal" officeooo:rsid="00130f37" officeooo:paragraph-rsid="00130f37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Noto Serif" fo:font-size="14pt" fo:font-weight="bold" officeooo:rsid="00130f37" officeooo:paragraph-rsid="00130f3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Serif" fo:font-size="14pt" fo:font-weight="bold" officeooo:rsid="00154a47" officeooo:paragraph-rsid="00154a4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oto Serif" fo:font-size="14pt" fo:font-weight="normal" officeooo:rsid="00130f37" officeooo:paragraph-rsid="00130f3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oto Serif" fo:font-size="14pt" fo:font-weight="normal" officeooo:rsid="00130f37" officeooo:paragraph-rsid="00130f37" fo:background-color="#fffff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oto Serif" fo:font-size="14pt" fo:font-style="italic" fo:font-weight="normal" officeooo:rsid="00162a3a" officeooo:paragraph-rsid="00162a3a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oto Serif" fo:font-size="14pt" fo:font-style="italic" fo:font-weight="normal" officeooo:rsid="00172993" officeooo:paragraph-rsid="00172993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Noto Serif" fo:font-size="14pt" fo:font-style="normal" fo:font-weight="bold" officeooo:rsid="00172993" officeooo:paragraph-rsid="00172993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Noto Serif" fo:font-size="12pt" fo:font-weight="normal" officeooo:rsid="00130f37" officeooo:paragraph-rsid="0017299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oto Serif" fo:font-size="12pt" fo:font-style="normal" fo:font-weight="normal" officeooo:rsid="00172993" officeooo:paragraph-rsid="0017299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oto Serif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Noto Serif" fo:font-size="12pt" officeooo:rsid="00154a47" officeooo:paragraph-rsid="00154a47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Noto Serif" fo:font-size="12pt" officeooo:rsid="00172993" officeooo:paragraph-rsid="00172993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Noto Serif" fo:font-size="12pt" fo:font-weight="bold" officeooo:rsid="00154a47" officeooo:paragraph-rsid="00154a4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Noto Serif" officeooo:rsid="00154a47" officeooo:paragraph-rsid="00154a47"/>
    </style:style>
    <style:style style:name="P17" style:family="paragraph" style:parent-style-name="Table_20_Contents">
      <style:paragraph-properties fo:text-align="center" style:justify-single-word="false"/>
      <style:text-properties style:font-name="Consolas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Consolas" fo:font-size="12pt" officeooo:rsid="00154a47" officeooo:paragraph-rsid="00154a47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Consolas" fo:font-size="12pt" officeooo:rsid="00162a3a" officeooo:paragraph-rsid="00162a3a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Consolas" fo:font-size="12pt" officeooo:rsid="00172993" officeooo:paragraph-rsid="00172993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Noto Serif" fo:font-size="12pt" fo:font-style="italic" fo:font-weight="normal" officeooo:rsid="00162a3a" officeooo:paragraph-rsid="00162a3a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Noto Serif" fo:font-size="12pt" fo:font-style="normal" fo:font-weight="normal" officeooo:rsid="001d171c" officeooo:paragraph-rsid="001d171c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onsolas" fo:font-size="12pt" officeooo:rsid="001d171c" officeooo:paragraph-rsid="001d171c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Noto Serif" fo:font-size="12pt" officeooo:rsid="001d171c" officeooo:paragraph-rsid="001d171c" style:font-size-asian="12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style:font-name="Consolas"/>
    </style:style>
    <style:style style:name="T3" style:family="text">
      <style:text-properties style:font-name="Consolas" officeooo:rsid="00154a47"/>
    </style:style>
    <style:style style:name="T4" style:family="text">
      <style:text-properties style:font-name="Consolas" officeooo:rsid="00162a3a"/>
    </style:style>
    <style:style style:name="T5" style:family="text">
      <style:text-properties officeooo:rsid="00154a4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2d3b"/>
    </style:style>
    <style:style style:name="T8" style:family="text">
      <style:text-properties officeooo:rsid="001ac6b2"/>
    </style:style>
    <style:style style:name="T9" style:family="text">
      <style:text-properties officeooo:rsid="001d171c"/>
    </style:style>
    <style:style style:name="T10" style:family="text">
      <style:text-properties style:font-name="Consolas"/>
    </style:style>
    <style:style style:name="T11" style:family="text">
      <style:text-properties style:font-name="Noto Serif"/>
    </style:style>
    <style:style style:name="T12" style:family="text">
      <style:text-properties officeooo:rsid="00162a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nySS <text:span text:style-name="T7">25/2</text:span></text:p>
      <text:p text:style-name="P2">Стандарт TinySS от 4 февраля 2025 года <text:span text:style-name="T8">с правками от 5 февраля 2025 года, </text:span><text:span text:style-name="T9">12 февраля 2025 года</text:span></text:p>
      <text:p text:style-name="P3">Описание</text:p>
      <text:p text:style-name="P10"><text:span text:style-name="T6">TinySS(Tiny SS, TSS)</text:span> — императивный статически типизированный сценарный язык программирования.</text:p>
      <text:p text:style-name="P10">Прежде всего предназначен для быстрого и лёгкого написания скриптов и расширений. Задуман как лёгкий в освоении и чуть менее в реализации.</text:p>
      <text:p text:style-name="P3">Синтаксис</text:p>
      <text:p text:style-name="P5">Язык имеет <text:span text:style-name="T5">простой</text:span> синтаксис:</text:p>
      <text:p text:style-name="P6"><text:span text:style-name="T2">команда аргумент1 аргумент2 </text:span><text:span text:style-name="T3">…</text:span></text:p>
      <text:p text:style-name="P16">Аргументы делятся одним пробелом или табом и могут быть объединены с помощью одинарных и двойных кавычек(смешивать разрешается, они считаются как одно и тоже). Знак доллара в начале аргумента означает, что это переменная. Пробелы и табы в начале строки игнорируются.</text:p>
      <text:p text:style-name="P4">Команд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Команда</text:p>
          </table:table-cell>
          <table:table-cell table:style-name="Таблица1.A1" office:value-type="string">
            <text:p text:style-name="P15">Аргументы</text:p>
          </table:table-cell>
          <table:table-cell table:style-name="Таблица1.C1" office:value-type="string">
            <text:p text:style-name="P15">Описание</text:p>
          </table:table-cell>
        </table:table-row>
        <table:table-row>
          <table:table-cell table:style-name="Таблица1.A2" office:value-type="string">
            <text:p text:style-name="P18">define</text:p>
          </table:table-cell>
          <table:table-cell table:style-name="Таблица1.A2" office:value-type="string">
            <text:p text:style-name="P18">имя $значение</text:p>
          </table:table-cell>
          <table:table-cell table:style-name="Таблица1.C2" office:value-type="string">
            <text:p text:style-name="P13">Устанавливает значение переменной или создаёт её</text:p>
          </table:table-cell>
        </table:table-row>
        <table:table-row>
          <table:table-cell table:style-name="Таблица1.A2" office:value-type="string">
            <text:p text:style-name="P18">del</text:p>
          </table:table-cell>
          <table:table-cell table:style-name="Таблица1.A2" office:value-type="string">
            <text:p text:style-name="P18">имя</text:p>
          </table:table-cell>
          <table:table-cell table:style-name="Таблица1.C3" office:value-type="string">
            <text:p text:style-name="P13">Удаляет переменную</text:p>
          </table:table-cell>
        </table:table-row>
        <table:table-row>
          <table:table-cell table:style-name="Таблица1.A2" office:value-type="string">
            <text:p text:style-name="P18">op</text:p>
          </table:table-cell>
          <table:table-cell table:style-name="Таблица1.A2" office:value-type="string">
            <text:p text:style-name="P18">имя +-/*%^ $значение</text:p>
          </table:table-cell>
          <table:table-cell table:style-name="Таблица1.C4" office:value-type="string">
            <text:p text:style-name="P13">Выполняет арифметическую операцию со значением <text:s/>переменной</text:p>
          </table:table-cell>
        </table:table-row>
        <table:table-row>
          <table:table-cell table:style-name="Таблица1.A2" office:value-type="string">
            <text:p text:style-name="P19">if/elif</text:p>
          </table:table-cell>
          <table:table-cell table:style-name="Таблица1.A2" office:value-type="string">
            <text:p text:style-name="P19">имя (n)e/l/g/le/ge $значение</text:p>
          </table:table-cell>
          <table:table-cell table:style-name="Таблица1.C5" office:value-type="string">
            <text:p text:style-name="P12">Сравнивает значение из <text:span text:style-name="T4">имя</text:span> с <text:span text:style-name="T2">$значение</text:span>, если правда, то выполняет код дальше до первого <text:span text:style-name="T2">elif/else/end</text:span>, если ложь, то переходит к <text:span text:style-name="T2">elif/else/end</text:span></text:p>
          </table:table-cell>
        </table:table-row>
        <table:table-row>
          <table:table-cell table:style-name="Таблица1.A2" office:value-type="string">
            <text:p text:style-name="P20">else/end/ret/:/nop/;/<text:span text:style-name="T9">#</text:span></text:p>
          </table:table-cell>
          <table:table-cell table:style-name="Таблица1.A2" office:value-type="string">
            <text:p text:style-name="P17">-</text:p>
          </table:table-cell>
          <table:table-cell table:style-name="Таблица1.C6" office:value-type="string">
            <text:p text:style-name="P14">Ничего не делают, служат другим командам</text:p>
          </table:table-cell>
        </table:table-row>
        <table:table-row>
          <table:table-cell table:style-name="Таблица1.A2" office:value-type="string">
            <text:p text:style-name="P20">goto</text:p>
          </table:table-cell>
          <table:table-cell table:style-name="Таблица1.A2" office:value-type="string">
            <text:p text:style-name="P20">метка</text:p>
          </table:table-cell>
          <table:table-cell table:style-name="Таблица1.C7" office:value-type="string">
            <text:p text:style-name="P14">Переходит к метке</text:p>
          </table:table-cell>
        </table:table-row>
        <table:table-row>
          <table:table-cell table:style-name="Таблица1.A2" office:value-type="string">
            <text:p text:style-name="P20">call</text:p>
          </table:table-cell>
          <table:table-cell table:style-name="Таблица1.A2" office:value-type="string">
            <text:p text:style-name="P20">метка</text:p>
          </table:table-cell>
          <table:table-cell table:style-name="Таблица1.C8" office:value-type="string">
            <text:p text:style-name="P14">Переходит к метке и возвращается, когда нашёл <text:span text:style-name="T2">ret</text:span></text:p>
          </table:table-cell>
        </table:table-row>
        <table:table-row>
          <table:table-cell table:style-name="Таблица1.A2" office:value-type="string">
            <text:p text:style-name="P20">gpushb*</text:p>
          </table:table-cell>
          <table:table-cell table:style-name="Таблица1.A2" office:value-type="string">
            <text:p text:style-name="P20">$значение</text:p>
          </table:table-cell>
          <table:table-cell table:style-name="Таблица1.C9" office:value-type="string">
            <text:p text:style-name="P14">Кладёт значение в стэк</text:p>
          </table:table-cell>
        </table:table-row>
        <table:table-row>
          <table:table-cell table:style-name="Таблица1.A2" office:value-type="string">
            <text:p text:style-name="P20">gcall<text:span text:style-name="T8">*</text:span></text:p>
          </table:table-cell>
          <table:table-cell table:style-name="Таблица1.A2" office:value-type="string">
            <text:p text:style-name="P20">название</text:p>
          </table:table-cell>
          <table:table-cell table:style-name="Таблица1.C10" office:value-type="string">
            <text:p text:style-name="P14">Вызывает глобальную функцию</text:p>
          </table:table-cell>
        </table:table-row>
        <table:table-row>
          <table:table-cell table:style-name="Таблица1.A2" office:value-type="string">
            <text:p text:style-name="P23">exit</text:p>
          </table:table-cell>
          <table:table-cell table:style-name="Таблица1.A2" office:value-type="string">
            <text:p text:style-name="P23">код</text:p>
          </table:table-cell>
          <table:table-cell table:style-name="Таблица1.C11" office:value-type="string">
            <text:p text:style-name="P24">Выходит с кодом(код необяз.)</text:p>
          </table:table-cell>
        </table:table-row>
      </table:table>
      <text:p text:style-name="P21">* - см. Глобальные функции</text:p>
      <text:p text:style-name="P22">Команды <text:span text:style-name="T2">;</text:span><text:span text:style-name="T11"> </text:span><text:span text:style-name="T2">#</text:span><text:span text:style-name="T11"> являются комментариями. </text:span><text:span text:style-name="T12">Односимвольные команды не требуют пробела или таба перед первым аргументом.</text:span></text:p>
      <text:p text:style-name="P7"><text:soft-page-break/><text:span text:style-name="T1"/></text:p>
      <text:p text:style-name="P8"><text:span text:style-name="T1"/></text:p>
      <text:p text:style-name="P9">Глобальные функции</text:p>
      <text:p text:style-name="P11">Глобальные функции определяются либо на этапе компиляции TinySS, либо на этапе компиляции программы, использующей TinySS.</text:p>
      <text:p text:style-name="P11">Разрешаются два способа реализации аргументов: в виде стэка и в виде обычных аргументов(т.е. функции передаётся сразу (обработанный) список аргументов). При 2-ом способе разрешается вызывать глобальную функцию, если команда не была найдена.</text:p>
      <text:p text:style-name="P9">Необязательные ограничения</text:p>
      <text:p text:style-name="P11">Максимальное количество аргументов — 5(учитывая команду).</text:p>
      <text:p text:style-name="P11">Максимальный размер стэка — 8.</text:p>
      <text:p text:style-name="P11">Максимальное количество переменных — 16.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" svg:font-family="'Noto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9:36:32.797246532</meta:creation-date>
    <dc:date>2025-02-12T21:34:12.521305007</dc:date>
    <meta:editing-duration>PT23H4M1S</meta:editing-duration>
    <meta:editing-cycles>6</meta:editing-cycles>
    <meta:generator>LibreOffice/24.2.7.2$Linux_X86_64 LibreOffice_project/420$Build-2</meta:generator>
    <meta:document-statistic meta:table-count="1" meta:image-count="0" meta:object-count="0" meta:page-count="2" meta:paragraph-count="52" meta:word-count="274" meta:character-count="1987" meta:non-whitespace-character-count="1760"/>
  </office:meta>
</office:document-meta>
</file>